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stretchy="false">∫</mo>
        <mfrac>
          <mn>1</mn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ϵ</mi>
                  </mrow>
                  <mi>cos</mi>
                  <mi mathvariant="normal">θ</mi>
                </mrow>
              </mrow>
              <mo fence="true" stretchy="false">)</mo>
            </mrow>
            <mn>2</mn>
          </msup>
        </mfrac>
      </mrow>
      <mo stretchy="false">=</mo>
      <mrow>
        <mfrac>
          <mrow>
            <mi mathvariant="normal">ϵ</mi>
            <mi>sin</mi>
            <mi mathvariant="normal">θ</mi>
          </mrow>
          <mrow>
            <mrow>
              <mo fence="true" stretchy="false">(</mo>
              <mrow>
                <mrow>
                  <msup>
                    <mi mathvariant="normal">ϵ</mi>
                    <mn>2</mn>
                  </msup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 mathvariant="normal">ϵ</mi>
                  <mi>cos</mi>
                  <mrow>
                    <mi mathvariant="normal">θ</mi>
                    <mo stretchy="false">+</mo>
                    <mn>1</mn>
                  </mrow>
                </mrow>
              </mrow>
              <mo fence="true" stretchy="false">)</mo>
            </mrow>
          </mrow>
        </mfrac>
        <mo stretchy="false">−</mo>
        <mfrac>
          <mrow>
            <mn>2</mn>
            <msup>
              <mi>tanh</mi>
              <mrow>
                <mo stretchy="false">−</mo>
                <mn>1</mn>
              </mrow>
            </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 mathvariant="normal">ϵ</mi>
                          <mo stretchy="false">−</mo>
                          <mn>1</mn>
                        </mrow>
                      </mrow>
                      <mo fence="true" stretchy="false">)</mo>
                    </mrow>
                    <mi>tan</mi>
                    <mrow>
                      <mo fence="true" stretchy="false">(</mo>
                      <mrow>
                        <mfrac>
                          <mi mathvariant="normal">θ</mi>
                          <mn>2</mn>
                        </mfrac>
                      </mrow>
                      <mo fence="true" stretchy="false">)</mo>
                    </mrow>
                  </mrow>
                  <msqrt>
                    <mrow>
                      <msup>
                        <mi mathvariant="normal">ϵ</mi>
                        <mn>2</mn>
                      </msup>
                      <mo stretchy="false">−</mo>
                      <mn>1</mn>
                    </mrow>
                  </msqrt>
                </mfrac>
              </mrow>
              <mo fence="true" stretchy="true">)</mo>
            </mrow>
          </mrow>
          <msup>
            <mrow>
              <mo fence="true" stretchy="false">(</mo>
              <mrow>
                <mrow>
                  <msup>
                    <mi mathvariant="normal">ϵ</mi>
                    <mn>2</mn>
                  </msup>
                  <mo stretchy="false">−</mo>
                  <mn>1</mn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 {1 over (1+ %epsilon cos%theta)^2} = { %epsilon sin%theta } over { (%epsilon^2 - 1)(%epsilon cos%theta + 1)} - { {2 tanh^-1 left({(%epsilon-1) tan(%theta over 2)} over {sqrt{%epsilon^2-1}} right)}} over { (%epsilon^2 -1)^{3/2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4:03:57.150376835</meta:creation-date>
    <meta:generator>LibreOffice/4.2.7.2$Linux_X86_64 LibreOffice_project/420$Build-2</meta:generator>
  </office:meta>
</office:document-meta>
</file>